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us Shadow keeper</text:p>
      <text:p text:style-name="Standard">Virer tous les dons donnés au player 1</text:p>
      <text:p text:style-name="Standard">Changer les profeciencies</text:p>
      <text:p text:style-name="Standard">Equiper</text:p>
      <text:p text:style-name="Standard">Rajouter des dons inées</text:p>
      <text:p text:style-name="Standard"/>
      <text:p text:style-name="Standard"/>
      <text:p text:style-name="Standard">Sous dltcep</text:p>
      <text:p text:style-name="Standard">Changer la reaction en ally</text:p>
      <text:p text:style-name="Standard">Changer la race et l'animation</text:p>
      <text:p text:style-name="Standard">Supprimer le script du joueur, supprimer le portrait</text:p>
      <text:p text:style-name="Standard">Supprimer la voix</text:p>
      <text:p text:style-name="Standard">.Passer tous les objets en non droppage, non vo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7M45S</meta:editing-duration>
    <meta:editing-cycles>7</meta:editing-cycles>
    <meta:generator>OpenOffice/4.1.7$Win32 OpenOffice.org_project/417m1$Build-9800</meta:generator>
    <dc:date>2022-06-30T17:56:52.10</dc:date>
    <meta:document-statistic meta:table-count="0" meta:image-count="0" meta:object-count="0" meta:page-count="1" meta:paragraph-count="11" meta:word-count="51" meta:character-count="300"/>
    <meta:user-defined meta:name="Info 1"/>
    <meta:user-defined meta:name="Info 2"/>
    <meta:user-defined meta:name="Info 3"/>
    <meta:user-defined meta:name="Info 4"/>
  </office:meta>
</office:document-meta>
</file>